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roman"/>
    <style:font-face style:name="High Tower Text" svg:font-family="'High Tower Text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igh Tower Text1" svg:font-family="'High Tower Tex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96pt" style:font-size-asian="96pt" style:font-size-complex="9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54pt" style:font-size-asian="54pt" style:font-size-complex="54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High Tower Text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e7e7e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e7e7e7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4.4cm" svg:height="4.082cm" svg:x="0.4cm" svg:y="6.318cm" presentation:class="title" presentation:user-transformed="true">
          <draw:text-box>
            <text:p text:style-name="P1"><text:span text:style-name="T1">Eu me rendo</text:span></text:p>
          </draw:text-box>
        </draw:frame>
        <draw:frame draw:name="Subtítulo 2" presentation:style-name="pr2" draw:text-style-name="P4" draw:layer="layout" svg:width="17.779cm" svg:height="4.867cm" svg:x="3.81cm" svg:y="10.333cm" presentation:class="subtitle" presentation:user-transformed="true">
          <draw:text-box>
            <text:p text:style-name="P3"><text:span text:style-name="T2">Renascer prais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7" draw:layer="layout" svg:width="23.23cm" svg:height="16.762cm" svg:x="1.27cm" svg:y="0.763cm" presentation:class="title" presentation:user-transformed="true">
          <draw:text-box>
            <text:p text:style-name="P6"><text:span text:style-name="T3">A ti eu vou clamar</text:span><text:span text:style-name="T3"><text:line-break/></text:span><text:span text:style-name="T3">Pois tudo vem de ti</text:span><text:span text:style-name="T3"><text:line-break/></text:span><text:span text:style-name="T3">E tudo está em ti</text:span><text:span text:style-name="T3"><text:line-break/></text:span><text:span text:style-name="T3">Por ti vou caminhar</text:span><text:span text:style-name="T3"><text:line-break/></text:span><text:span text:style-name="T3">Tu és a direção,</text:span><text:span text:style-name="T3"><text:line-break/></text:span><text:span text:style-name="T3">O sol a me gu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1" presentation:style-name="pr4" draw:text-style-name="P7" draw:layer="layout" svg:width="23.23cm" svg:height="17.162cm" svg:x="1.27cm" svg:y="0.763cm" presentation:class="title" presentation:user-transformed="true">
          <draw:text-box>
            <text:p text:style-name="P6"><text:span text:style-name="T3">Tudo pode passar</text:span><text:span text:style-name="T3"><text:line-break/></text:span><text:span text:style-name="T3">Teu amor jamais me deixará</text:span><text:span text:style-name="T3"><text:line-break/></text:span><text:span text:style-name="T3">Sempre há de existir</text:span><text:span text:style-name="T3"><text:line-break/></text:span><text:span text:style-name="T3">Novo amanhã</text:span><text:span text:style-name="T3"><text:line-break/></text:span><text:span text:style-name="T3">preparado pra mim</text:span><text:span text:style-name="T3"><text:line-break/></text:span><text:span text:style-name="T3">preparado pra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1" presentation:style-name="pr4" draw:text-style-name="P7" draw:layer="layout" svg:width="23.23cm" svg:height="16.962cm" svg:x="1.27cm" svg:y="0.763cm" presentation:class="title" presentation:user-transformed="true">
          <draw:text-box>
            <text:p text:style-name="P6"><text:span text:style-name="T3">A ti eu vou clamar</text:span><text:span text:style-name="T3"><text:line-break/></text:span><text:span text:style-name="T3">Pois tudo vem de ti</text:span><text:span text:style-name="T3"><text:line-break/></text:span><text:span text:style-name="T3">E tudo está em ti</text:span><text:span text:style-name="T3"><text:line-break/></text:span><text:span text:style-name="T3">Por ti vou caminhar</text:span><text:span text:style-name="T3"><text:line-break/></text:span><text:span text:style-name="T3">Tu és a direção</text:span><text:span text:style-name="T3"><text:line-break/></text:span><text:span text:style-name="T3">O sol a me gu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1" presentation:style-name="pr4" draw:text-style-name="P7" draw:layer="layout" svg:width="23.43cm" svg:height="17.562cm" svg:x="1.27cm" svg:y="0.763cm" presentation:class="title" presentation:user-transformed="true">
          <draw:text-box>
            <text:p text:style-name="P6"><text:span text:style-name="T3">Tudo pode passar</text:span><text:span text:style-name="T3"><text:line-break/></text:span><text:span text:style-name="T3">Teu amor jamais me deixará</text:span><text:span text:style-name="T3"><text:line-break/></text:span><text:span text:style-name="T3">Sempre há de existir</text:span><text:span text:style-name="T3"><text:line-break/></text:span><text:span text:style-name="T3">Novo amanhã</text:span><text:span text:style-name="T3"><text:line-break/></text:span><text:span text:style-name="T3">preparado pra mim</text:span><text:span text:style-name="T3"><text:line-break/></text:span><text:span text:style-name="T3">Preparado pra mim</text:span><text:span text:style-name="T3"><text:line-break/></text:span><text:span text:style-name="T3">Preparado pra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1" presentation:style-name="pr4" draw:text-style-name="P7" draw:layer="layout" svg:width="23.43cm" svg:height="17.362cm" svg:x="1.27cm" svg:y="0.763cm" presentation:class="title" presentation:user-transformed="true">
          <draw:text-box>
            <text:p text:style-name="P6"><text:span text:style-name="T3">Eu me rendo aos teus pés</text:span><text:span text:style-name="T3"><text:line-break/></text:span><text:span text:style-name="T3">És tudo que eu</text:span><text:span text:style-name="T3"><text:line-break/></text:span><text:span text:style-name="T3">preciso pra viver</text:span><text:span text:style-name="T3"><text:line-break/></text:span><text:span text:style-name="T3">Eu me lanço aos teus braços</text:span><text:span text:style-name="T3"><text:line-break/></text:span><text:span text:style-name="T3">Onde encontro meu refúg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1" presentation:style-name="pr4" draw:text-style-name="P7" draw:layer="layout" svg:width="23.23cm" svg:height="17.362cm" svg:x="1.27cm" svg:y="0.763cm" presentation:class="title" presentation:user-transformed="true">
          <draw:text-box>
            <text:p text:style-name="P6"><text:span text:style-name="T3">Eu me rendo aos teus pés</text:span><text:span text:style-name="T3"><text:line-break/></text:span><text:span text:style-name="T3">És tudo que eu</text:span><text:span text:style-name="T3"><text:line-break/></text:span><text:span text:style-name="T3">preciso pra viver</text:span><text:span text:style-name="T3"><text:line-break/></text:span><text:span text:style-name="T3">Eu me lanço aos teus braços</text:span><text:span text:style-name="T3"><text:line-break/></text:span><text:span text:style-name="T3">Onde encontro meu refúgio</text:span><text:span text:style-name="T3"><text:line-break/></text:span><text:span text:style-name="T3">Jesus, eis-me aqui</text:span><text:span text:style-name="T3"><text:line-break/></text:span><text:span text:style-name="T3">Jesus, eis-me 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roman"/>
    <style:font-face style:name="High Tower Text" svg:font-family="'High Tower Text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igh Tower Text1" svg:font-family="'High Tower Tex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c0c0c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c0c0c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c0c0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u me rendo</dc:title>
    <meta:initial-creator>IVANILTO</meta:initial-creator>
    <meta:editing-cycles>6</meta:editing-cycles>
    <meta:creation-date>2016-07-20T21:22:05</meta:creation-date>
    <dc:date>2017-02-12T15:46:05.828513916</dc:date>
    <meta:editing-duration>PT8M23S</meta:editing-duration>
    <meta:generator>LibreOffice/5.2.5.1$Linux_X86_64 LibreOffice_project/20m0$Build-1</meta:generator>
    <meta:document-statistic meta:object-count="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